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УДК 004.<office:annotation><dc:creator>Anton Ashmarin</dc:creator><dc:date>2011-10-22T11:30:27</dc:date><text:p text:style-name="P4"><text:span text:style-name="T1">Найти правильный УДК</text:span></text:p><text:p text:style-name="P4"><text:span text:style-name="T1">http://teacode.com/online/udc/</text:span></text:p></office:annotation></text:p>
      <text:p text:style-name="P1">А.О.Ашмарин (6 курс, каф. КИТвП), Д.И.Ёлкин (<office:annotation><dc:creator>Anton Ashmarin</dc:creator><dc:date>2011-10-22T11:23:44</dc:date><text:p text:style-name="P4"><text:span text:style-name="T1">Название вуза, факультета</text:span></text:p></office:annotation>), А.В.Щукин, к.т.н., доц.</text:p>
      <text:p text:style-name="P1"/>
      <text:p text:style-name="P2">НАЗВАНИЕ ТЕМЫ</text:p>
      <text:p text:style-name="P3"/>
      <text:p text:style-name="P3"><text:tab/>Текст тезис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 Ashmarin</meta:initial-creator>
    <meta:creation-date>2011-10-15T18:04:54</meta:creation-date>
    <meta:generator>LibreOffice/3.4$Linux LibreOffice_project/340m1$Build-302</meta:generator>
    <dc:date>2011-10-22T11:31:18</dc:date>
    <dc:creator>Anton Ashmarin</dc:creator>
    <meta:editing-duration>PT1H14M16S</meta:editing-duration>
    <meta:editing-cycles>8</meta:editing-cycles>
    <meta:document-statistic meta:table-count="0" meta:image-count="0" meta:object-count="0" meta:page-count="1" meta:paragraph-count="4" meta:word-count="19" meta:character-count="109" meta:non-whitespace-character-count="96"/>
  </office:meta>
</office:document-meta>
</file>